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 Sans" svg:font-family="'Fira Sans'" style:font-family-generic="swiss" style:font-pitch="variable"/>
    <style:font-face style:name="Fira Sans1" svg:font-family="'Fira Sans'" style:font-adornments="Negrita" style:font-family-generic="swiss" style:font-pitch="variable"/>
    <style:font-face style:name="Fira Sans2" svg:font-family="'Fira Sans'" style:font-adornments="Negrita itálica" style:font-family-generic="swiss" style:font-pitch="variable"/>
    <style:font-face style:name="Fira Sans3" svg:font-family="'Fira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 style:list-style-name="">
      <style:text-properties fo:font-weight="bold" officeooo:rsid="0016f2d2" officeooo:paragraph-rsid="0016f2d2" style:font-weight-asian="bold" style:font-weight-complex="bold"/>
    </style:style>
    <style:style style:name="P2" style:family="paragraph" style:parent-style-name="Text_20_body" style:list-style-name="">
      <style:text-properties fo:font-weight="bold" officeooo:rsid="0016f2d2" officeooo:paragraph-rsid="0016f2d2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4">
      <style:paragraph-properties fo:break-before="page"/>
      <style:text-properties fo:font-weight="bold" officeooo:rsid="001bfe66" officeooo:paragraph-rsid="001bfe66" style:font-weight-asian="bold" style:font-weight-complex="bold"/>
    </style:style>
    <style:style style:name="P6" style:family="paragraph" style:parent-style-name="Heading_20_4">
      <style:text-properties fo:font-weight="bold" style:font-weight-asian="bold" style:font-weight-complex="bold"/>
    </style:style>
    <style:style style:name="P7" style:family="paragraph" style:parent-style-name="First_20_paragraph">
      <style:text-properties officeooo:rsid="001bfe66" officeooo:paragraph-rsid="001bfe66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text-properties officeooo:rsid="001bfe66" officeooo:paragraph-rsid="001bfe66"/>
    </style:style>
    <style:style style:name="P10" style:family="paragraph" style:parent-style-name="Text_20_body" style:list-style-name="L2"/>
    <style:style style:name="P11" style:family="paragraph" style:parent-style-name="Heading_20_4">
      <style:text-properties fo:font-weight="bold" officeooo:paragraph-rsid="0019a453" style:font-weight-asian="bold" style:font-weight-complex="bold"/>
    </style:style>
    <style:style style:name="P12" style:family="paragraph" style:parent-style-name="Text_20_body" style:list-style-name="L2">
      <style:text-properties officeooo:rsid="001d2a8e" officeooo:paragraph-rsid="001d2a8e"/>
    </style:style>
    <style:style style:name="P13" style:family="paragraph" style:parent-style-name="Heading_20_4" style:list-style-name="">
      <style:text-properties fo:font-weight="bold" officeooo:rsid="001d2a8e" officeooo:paragraph-rsid="001d2a8e" style:font-weight-asian="bold" style:font-weight-complex="bold"/>
    </style:style>
    <style:style style:name="P14" style:family="paragraph" style:parent-style-name="Text_20_body">
      <style:text-properties officeooo:rsid="001d2a8e" officeooo:paragraph-rsid="001d2a8e"/>
    </style:style>
    <style:style style:name="P15" style:family="paragraph" style:parent-style-name="Heading_20_4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First_20_paragraph">
      <style:text-properties officeooo:rsid="001d5c1d" officeooo:paragraph-rsid="001d5c1d"/>
    </style:style>
    <style:style style:name="P17" style:family="paragraph" style:parent-style-name="Text_20_body">
      <style:text-properties officeooo:rsid="001d5c1d" officeooo:paragraph-rsid="001d5c1d"/>
    </style:style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P19" style:family="paragraph" style:parent-style-name="Text_20_body" style:list-style-name="L3">
      <style:paragraph-properties fo:margin-top="0cm" fo:margin-bottom="0cm" style:contextual-spacing="false"/>
      <style:text-properties officeooo:rsid="001d5c1d" officeooo:paragraph-rsid="001d5c1d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officeooo:rsid="001df241" officeooo:paragraph-rsid="001df241"/>
    </style:style>
    <style:style style:name="P22" style:family="paragraph" style:parent-style-name="Text_20_body" style:list-style-name="L4">
      <style:text-properties officeooo:rsid="001d5c1d" officeooo:paragraph-rsid="001d5c1d"/>
    </style:style>
    <style:style style:name="P23" style:family="paragraph" style:parent-style-name="Heading_20_4" style:list-style-name="">
      <style:text-properties fo:font-weight="bold" officeooo:rsid="001d2a8e" officeooo:paragraph-rsid="001d5c1d" style:font-weight-asian="bold" style:font-weight-complex="bold"/>
    </style:style>
    <style:style style:name="P24" style:family="paragraph" style:parent-style-name="Text_20_body">
      <style:text-properties officeooo:paragraph-rsid="001d5c1d"/>
    </style:style>
    <style:style style:name="P25" style:family="paragraph" style:parent-style-name="Text_20_body" style:list-style-name=""/>
    <style:style style:name="T1" style:family="text">
      <style:text-properties officeooo:rsid="001bfe66"/>
    </style:style>
    <style:style style:name="T2" style:family="text">
      <style:text-properties officeooo:rsid="001d2a8e"/>
    </style:style>
    <style:style style:name="T3" style:family="text">
      <style:text-properties officeooo:rsid="0019a453"/>
    </style:style>
    <style:style style:name="T4" style:family="text">
      <style:text-properties officeooo:rsid="001d4397"/>
    </style:style>
    <style:style style:name="T5" style:family="text">
      <style:text-properties officeooo:rsid="001d5c1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/>
      <text:h text:style-name="P1" text:outline-level="4"/>
      <text:h text:style-name="P2" text:outline-level="4"/>
      <text:h text:style-name="P2" text:outline-level="4"/>
      <text:h text:style-name="P1" text:outline-level="4"/>
      <text:h text:style-name="P2" text:outline-level="4"/>
      <text:h text:style-name="P2" text:outline-level="4"/>
      <text:h text:style-name="P3" text:outline-level="1">Actividad 1.<text:span text:style-name="T1">2</text:span>: <text:span text:style-name="T1">Owasp - Ejemplos reales</text:span></text:h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2"/>
      <text:h text:style-name="P2" text:outline-level="4"/>
      <text:h text:style-name="P5" text:outline-level="4"><text:bookmark-start text:name="a012021---broken-access-control-control-de-acceso-vulnerable"/>A<text:bookmark-end text:name="a012021---broken-access-control-control-de-acceso-vulnerable"/>taques a streamers. Caso Big Ibai</text:h>
      <text:h text:style-name="P6" text:outline-level="4"><text:bookmark-start text:name="descripción"/>Descripción:<text:bookmark-end text:name="descripción"/></text:h>
      <text:p text:style-name="P7">Ataque DDOS web calendario de adviento de Ibai</text:p>
      <text:h text:style-name="P6" text:outline-level="4"><text:span text:style-name="T1">Detalles</text:span><text:bookmark-start text:name="ejemplos-de-ataque"/> de<text:span text:style-name="T1">l</text:span> ataque:<text:bookmark-end text:name="ejemplos-de-ataque"/></text:h>
      <text:list text:style-name="L1">
        <text:list-item>
          <text:p text:style-name="P8"><text:span text:style-name="T1">Explotar arquitectura de software (A06:2021 - Vulnerable and Outdated Components)</text:span>. <text:bookmark text:name="a062021---vulnerable-and-outdated-components"/></text:p>
        </text:list-item>
        <text:list-item>
          <text:p text:style-name="P8"><text:span text:style-name="T1">Parece que atacaron Wordpress. ¿Posible </text:span><text:span text:style-name="T2">software </text:span><text:span text:style-name="T1">misconfiguration </text:span><text:span text:style-name="T2">(A05:2021 - Security Misconfiguration )</text:span><text:span text:style-name="T1">?</text:span></text:p>
        </text:list-item>
      </text:list>
      <text:h text:style-name="P6" text:outline-level="4"><text:bookmark-start text:name="consecuencias"/>Consecuencias:<text:bookmark-end text:name="consecuencias"/></text:h>
      <text:list xml:id="list1098548555" text:style-name="L2">
        <text:list-item>
          <text:p text:style-name="P9">La web dejó de funcionar.</text:p>
        </text:list-item>
        <text:list-item>
          <text:p text:style-name="P10"><text:span text:style-name="T1">Pérdida de prestigio para streamer</text:span>.</text:p>
        </text:list-item>
      </text:list>
      <text:h text:style-name="P11" text:outline-level="4"><text:span text:style-name="T2">Posible </text:span><text:span text:style-name="T3">Mitigación</text:span><text:bookmark-start text:name="consecuencias Copia 1"/>:<text:bookmark-end text:name="consecuencias Copia 1"/></text:h>
      <text:list text:continue-numbering="true" text:style-name="L2">
        <text:list-item>
          <text:p text:style-name="P12">Revisar la arquitectura de sotfware para la aplicación.</text:p>
        </text:list-item>
        <text:list-item>
          <text:p text:style-name="P12">Configurar el software enfoncando hacia la seguridad</text:p>
        </text:list-item>
      </text:list>
      <text:h text:style-name="P13" text:outline-level="4">Referencias:</text:h>
      <text:p text:style-name="P14"><text:a xlink:type="simple" xlink:href="https://www.youtube.com/watch?v=9U4irZrqvls" text:style-name="Internet_20_link" text:visited-style-name="Visited_20_Internet_20_Link">https://www.youtube.com/watch?v=9U4irZrqvls</text:a></text:p>
      <text:p text:style-name="P14"><text:a xlink:type="simple" xlink:href="https://www.genbeta.com/actualidad/calendario-adviento-ibai-empieza-mal-pie-web-para-repartir-premios-esta-ataque-ddos" text:style-name="Internet_20_link" text:visited-style-name="Visited_20_Internet_20_Link">https://www.genbeta.com/actualidad/calendario-adviento-ibai-empieza-mal-pie-web-para-repartir-premios-esta-ataque-ddos</text:a></text:p>
      <text:p text:style-name="P14"><text:a xlink:type="simple" xlink:href="https://es.linkedin.com/pulse/los-desafíos-de-ciberseguridad-para-grandes-streamers-valverde-pbxcf" text:style-name="Internet_20_link" text:visited-style-name="Visited_20_Internet_20_Link">https://es.linkedin.com/pulse/los-desaf%C3%ADos-de-ciberseguridad-para-grandes-streamers-valverde-pbxcf</text:a></text:p>
      <text:p text:style-name="P14"><text:a xlink:type="simple" xlink:href="https://www.adslzone.net/noticias/seguridad/metodo-hackeo-canal-ibai-llanos/" text:style-name="Internet_20_link" text:visited-style-name="Visited_20_Internet_20_Link">https://www.adslzone.net/noticias/seguridad/metodo-hackeo-canal-ibai-llanos/</text:a></text:p>
      <text:p text:style-name="P14"/>
      <text:h text:style-name="P15" text:outline-level="4"/>
      <text:h text:style-name="P6" text:outline-level="4"><text:bookmark-start text:name="descripción-1"/>Descripción:<text:bookmark-end text:name="descripción-1"/></text:h>
      <text:p text:style-name="P16">Sitio web de 4chan hackeado</text:p>
      <text:h text:style-name="P6" text:outline-level="4"><text:span text:style-name="T4">Detalles</text:span><text:bookmark-start text:name="ejemplos-de-ataque-1"/> de<text:span text:style-name="T4">l</text:span> ataque:<text:bookmark-end text:name="ejemplos-de-ataque-1"/></text:h>
      <text:p text:style-name="P17">Una mezcla de problemas:</text:p>
      <text:list text:style-name="L3">
        <text:list-item>
          <text:p text:style-name="P18"><text:span text:style-name="T5">Diseño inseguro (A04:2021 - Insecure Design) al permitir subida de .pdf sin verificar contenido</text:span>.</text:p>
        </text:list-item>
        <text:list-item>
          <text:p text:style-name="P19">Versión antigua de software (ghostscript del 2012). Lo que podemos calificar como componentes vulnerables (<text:bookmark-start text:name="a062021---vulnerable-and-outdated-components Copia 1"/>A06:2021 - Vulnerable and Outdated Components<text:bookmark-end text:name="a062021---vulnerable-and-outdated-components Copia 1"/>).</text:p>
        </text:list-item>
      </text:list>
      <text:h text:style-name="P6" text:outline-level="4"><text:bookmark-start text:name="consecuencias-1"/>Consecuencias:<text:bookmark-end text:name="consecuencias-1"/></text:h>
      <text:list xml:id="list2610271645" text:style-name="L4">
        <text:list-item>
          <text:p text:style-name="P20"><text:span text:style-name="T5">Posible r</text:span>obo de credenciales o datos personales.<text:bookmark text:name="consecuencias Copia 1 Copia 1"/></text:p>
        </text:list-item>
      </text:list>
      <text:h text:style-name="P11" text:outline-level="4"><text:span text:style-name="T5">Posible </text:span><text:span text:style-name="T3">Mitigación</text:span><text:bookmark-start text:name="consecuencias Copia 1 Copia 2"/>:<text:bookmark-end text:name="consecuencias Copia 1 Copia 2"/></text:h>
      <text:list text:continue-numbering="true" text:style-name="L4">
        <text:list-item>
          <text:p text:style-name="P21">Revisar diseño.</text:p>
        </text:list-item>
        <text:list-item>
          <text:p text:style-name="P22">Actualización de software de terceros.</text:p>
        </text:list-item>
      </text:list>
      <text:h text:style-name="P23" text:outline-level="4">Referencias:</text:h>
      <text:p text:style-name="P24"><text:a xlink:type="simple" xlink:href="https://www.reddit.com/r/OutOfTheLoop/comments/1k019t0/whats_going_on_with_4chan_being_hacked_and_going/" text:style-name="Internet_20_link" text:visited-style-name="Visited_20_Internet_20_Link">https://www.reddit.com/r/OutOfTheLoop/comments/1k019t0/whats_going_on_with_4chan_being_hacked_and_going/</text:a></text:p>
      <text:p text:style-name="Text_20_body"><text:a xlink:type="simple" xlink:href="https://es.wired.com/articulos/si-4chan-realmente-fue-hackeado-anos-de-datos-de-usuarios-corren-peligro" text:style-name="Internet_20_link" text:visited-style-name="Visited_20_Internet_20_Link">https://es.wired.com/articulos/si-4chan-realmente-fue-hackeado-anos-de-datos-de-usuarios-corren-peligro</text:a></text:p>
      <text:p text:style-name="Text_20_body"><text:a xlink:type="simple" xlink:href="https://www.reuters.com/technology/cybersecurity/notorious-internet-messageboard-4chan-has-been-hacked-posts-claim-2025-04-15/" text:style-name="Internet_20_link" text:visited-style-name="Visited_20_Internet_20_Link">https://www.reuters.com/technology/cybersecurity/notorious-internet-messageboard-4chan-has-been-hacked-posts-claim-2025-04-15/</text:a></text:p>
      <text:p text:style-name="Text_20_body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 Sans" svg:font-family="'Fira Sans'" style:font-family-generic="swiss" style:font-pitch="variable"/>
    <style:font-face style:name="Fira Sans1" svg:font-family="'Fira Sans'" style:font-adornments="Negrita" style:font-family-generic="swiss" style:font-pitch="variable"/>
    <style:font-face style:name="Fira Sans2" svg:font-family="'Fira Sans'" style:font-adornments="Negrita itálica" style:font-family-generic="swiss" style:font-pitch="variable"/>
    <style:font-face style:name="Fira Sans3" svg:font-family="'Fira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Fira Sans3" fo:font-family="'Fira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Fira Sans1" fo:font-family="'Fira Sans'" style:font-style-name="Negrit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style:font-name="Fira Sans2" fo:font-family="'Fira Sans'" style:font-style-name="Negrita itálica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Fira Sans2" fo:font-family="'Fira Sans'" style:font-style-name="Negrita itálica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text-properties style:font-name="Fira Sans3" fo:font-family="'Fira Sans'" style:font-style-name="Normal" style:font-family-generic="swiss" style:font-pitch="variabl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Fira Sans" officeooo:rsid="0016f2d2" officeooo:paragraph-rsid="0016f2d2"/>
    </style:style>
    <style:style style:name="MP2" style:family="paragraph" style:parent-style-name="Footer">
      <style:paragraph-properties fo:text-align="start" style:justify-single-word="false"/>
      <style:text-properties style:font-name="Fira Sans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/text:p>
      </style:header>
      <style:footer>
        <text:p text:style-name="MP2"><text:tab/><text:page-number text:select-page="current">2</text:page-number> 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title/>
    <dc:description/>
    <dc:subject/>
    <meta:keyword/>
    <meta:initial-creator/>
    <meta:creation-date>2025-03-24T10:40:59Z</meta:creation-date>
    <dc:date>2025-05-12T01:46:52.962079400</dc:date>
    <meta:editing-duration>PT14M34S</meta:editing-duration>
    <meta:editing-cycles>5</meta:editing-cycles>
    <meta:document-statistic meta:table-count="0" meta:image-count="0" meta:object-count="0" meta:page-count="3" meta:paragraph-count="35" meta:word-count="159" meta:character-count="1720" meta:non-whitespace-character-count="1600"/>
  </office:meta>
</office:document-meta>
</file>